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ate">Julho de 2020</text:p>
      <text:p text:style-name="Horizontal_20_Line"/>
      <text:p text:style-name="P2"><text:span text:style-name="T1">Declaração de iniício das atividades</text:span><text:line-break/><text:span text:style-name="T1">Gabriel Petrini da Silveira</text:span><text:line-break/>Julho de 2020</text:p>
      <text:p text:style-name="Horizontal_20_Line"/>
      <text:p text:style-name="First_20_paragraph">Eu, Lucas Azeredo da Silva Teixeira, Professor Doutor do Instituto de Economia da Universidade Estadual de Campinas, atesto que o aluno Gabriel Petrini da Silveira iniciou suas atividades no curso de doutorado do Programa de Pós-Graduação em Economia do referido instituto em março de 2020 e que o oriento desde então.</text:p>
      <text:p text:style-name="Text_20_body"/>
      <text:p text:style-name="Text_20_body"/>
      <text:p text:style-name="Text_20_body">Assinatura:</text:p>
      <text:p text:style-name="Text_20_body">Lucas Azeredo da Silva Teixeir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date>2020-07-28T18:14:04.671142522</dc:date>
    <meta:editing-duration>PT9M27S</meta:editing-duration>
    <meta:editing-cycles>1</meta:editing-cycles>
    <meta:document-statistic meta:table-count="0" meta:image-count="0" meta:object-count="0" meta:page-count="1" meta:paragraph-count="6" meta:word-count="73" meta:character-count="453" meta:non-whitespace-character-count="385"/>
    <meta:generator>LibreOffice/6.4.4.2$Linux_X86_64 LibreOffice_project/40$Build-2</meta:generator>
  </office:meta>
</office:document-meta>
</file>